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023cm" fo:margin-left="3.598cm" fo:margin-right="3.274cm" table:align="margins"/>
    </style:style>
    <style:style style:name="Table1.A" style:family="table-column">
      <style:table-column-properties style:column-width="2.011cm" style:rel-column-width="1140*"/>
    </style:style>
    <style:style style:name="Table1.B" style:family="table-column">
      <style:table-column-properties style:column-width="2.037cm" style:rel-column-width="1155*"/>
    </style:style>
    <style:style style:name="Table1.C" style:family="table-column">
      <style:table-column-properties style:column-width="2.196cm" style:rel-column-width="1245*"/>
    </style:style>
    <style:style style:name="Table1.D" style:family="table-column">
      <style:table-column-properties style:column-width="1.535cm" style:rel-column-width="870*"/>
    </style:style>
    <style:style style:name="Table1.E" style:family="table-column">
      <style:table-column-properties style:column-width="2.064cm" style:rel-column-width="1170*"/>
    </style:style>
    <style:style style:name="Table1.G" style:family="table-column">
      <style:table-column-properties style:column-width="2.117cm" style:rel-column-width="1200*"/>
    </style:style>
    <style:style style:name="Table1.1" style:family="table-row">
      <style:table-row-properties style:min-row-height="0.21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131430" style:font-size-asian="10pt" style:font-size-complex="10pt"/>
    </style:style>
    <style:style style:name="P3" style:family="paragraph" style:parent-style-name="Standard">
      <style:text-properties fo:font-size="10pt" officeooo:paragraph-rsid="001473b9" style:font-size-asian="10pt" style:font-size-complex="10pt"/>
    </style:style>
    <style:style style:name="P4" style:family="paragraph" style:parent-style-name="Standard">
      <style:text-properties fo:font-size="10pt" officeooo:paragraph-rsid="00159953" style:font-size-asian="10pt" style:font-size-complex="10pt"/>
    </style:style>
    <style:style style:name="P5" style:family="paragraph" style:parent-style-name="Standard">
      <style:text-properties fo:font-size="10pt" officeooo:paragraph-rsid="001683ff" style:font-size-asian="10pt" style:font-size-complex="10pt"/>
    </style:style>
    <style:style style:name="P6" style:family="paragraph" style:parent-style-name="Text_20_body" style:list-style-name="L4"/>
    <style:style style:name="P7" style:family="paragraph" style:parent-style-name="Text_20_body" style:list-style-name="L6"/>
    <style:style style:name="P8" style:family="paragraph" style:parent-style-name="Text_20_body" style:list-style-name="L8"/>
    <style:style style:name="P9" style:family="paragraph" style:parent-style-name="Text_20_body" style:list-style-name="L10"/>
    <style:style style:name="P10" style:family="paragraph" style:parent-style-name="Text_20_body" style:list-style-name="L12"/>
    <style:style style:name="P11" style:family="paragraph" style:parent-style-name="Text_20_body" style:list-style-name="L14"/>
    <style:style style:name="P12" style:family="paragraph" style:parent-style-name="Text_20_body" style:list-style-name="L16"/>
    <style:style style:name="P13" style:family="paragraph" style:parent-style-name="Text_20_body" style:list-style-name="L18"/>
    <style:style style:name="P14" style:family="paragraph" style:parent-style-name="Text_20_body" style:list-style-name="L20"/>
    <style:style style:name="P15" style:family="paragraph" style:parent-style-name="Text_20_body">
      <style:text-properties fo:font-size="10pt" officeooo:paragraph-rsid="001683ff" style:font-size-asian="10pt" style:font-size-complex="10pt"/>
    </style:style>
    <style:style style:name="P16" style:family="paragraph" style:parent-style-name="Text_20_body">
      <style:text-properties officeooo:paragraph-rsid="001683ff"/>
    </style:style>
    <style:style style:name="P17" style:family="paragraph" style:parent-style-name="Text_20_body" style:list-style-name="L2">
      <style:text-properties fo:font-size="12pt" officeooo:paragraph-rsid="001683ff" style:font-size-asian="12pt" style:font-size-complex="12pt"/>
    </style:style>
    <style:style style:name="T1" style:family="text">
      <style:text-properties officeooo:rsid="001195a3"/>
    </style:style>
    <style:style style:name="T2" style:family="text">
      <style:text-properties officeooo:rsid="00131430"/>
    </style:style>
    <style:style style:name="T3" style:family="text">
      <style:text-properties officeooo:rsid="001473b9"/>
    </style:style>
    <style:style style:name="T4" style:family="text">
      <style:text-properties officeooo:rsid="00159953"/>
    </style:style>
    <style:style style:name="T5" style:family="text">
      <style:text-properties fo:font-style="italic" officeooo:rsid="00159953" style:font-style-asian="italic" style:font-style-complex="italic"/>
    </style:style>
    <style:style style:name="T6" style:family="text">
      <style:text-properties fo:font-style="normal" officeooo:rsid="00159953" style:font-style-asian="normal" style:font-style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683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------------------+ <text:s text:c="8"/>+----------------------+ <text:s text:c="9"/>+-----------------+ <text:s text:c="9"/>+-------------------------+ <text:s text:c="7"/>+-----------------+</text:p>
      <text:p text:style-name="P1">| <text:s text:c="25"/>| <text:s text:c="8"/>| <text:s text:c="32"/>| <text:s text:c="9"/>| <text:s text:c="24"/>| <text:s text:c="9"/>| <text:s text:c="35"/>| <text:s text:c="9"/>| <text:s text:c="23"/>|</text:p>
      <text:p text:style-name="P1">| <text:s text:c="2"/>User Action <text:s text:c="3"/>+-----&gt; <text:s text:c="2"/>React Component+------&gt; <text:s/>Axios <text:s text:c="12"/>+-------&gt; <text:s/>Backend Controller +------&gt; <text:s text:c="2"/>Service <text:s text:c="7"/>|</text:p>
      <text:p text:style-name="P1">| <text:s text:c="25"/>| <text:s text:c="8"/>| <text:s text:c="32"/>| <text:s text:c="9"/><text:span text:style-name="T1">|</text:span> <text:s text:c="24"/>| <text:s text:c="9"/>| <text:s text:c="35"/>| <text:s text:c="9"/>| <text:s text:c="23"/>|</text:p>
      <text:p text:style-name="P1">+------------------+ <text:s text:c="8"/>+--------+-------------+ <text:s text:c="8"/>+--------+-------+ <text:s text:c="9"/>+------------+------------+ <text:s text:c="7"/>+--------+--------+</text:p>
      <text:p text:style-name="P1"><text:s text:c="51"/>| <text:s text:c="42"/>| <text:s text:c="38"/>| <text:s text:c="41"/>|</text:p>
      <text:p text:style-name="P1"><text:s text:c="50"/>v <text:s text:c="41"/>v <text:s text:c="37"/>v <text:s text:c="40"/>v</text:p>
      <text:p text:style-name="P1"><text:s text:c="41"/>+---------------+ <text:s text:c="15"/>+---------------+ <text:s text:c="16"/>+---------------+ <text:s text:c="21"/>+---------------+</text:p>
      <text:p text:style-name="P4"><text:s text:c="40"/>| <text:s/>State Update | <text:s text:c="15"/>| HTTP Request <text:s/>| <text:s text:c="12"/>| Process Request| <text:s text:c="16"/>| Business Logic|</text:p>
      <text:p text:style-name="P1"><text:s text:c="40"/><text:span text:style-name="T4">| <text:s text:c="22"/>| <text:s text:c="15"/>|(post </text:span><text:span text:style-name="T5">ap/</text:span><text:span text:style-name="T6">auth/login| <text:s text:c="9"/>|(validate credentials)| <text:s text:c="9"/>|(interact with DB)|</text:span></text:p>
      <text:p text:style-name="P1"><text:s text:c="41"/>+---------------+ <text:s text:c="16"/>+---------------+ <text:s text:c="17"/>+---------------+ <text:s text:c="19"/>+---------------+</text:p>
      <text:p text:style-name="P1"><text:s text:c="50"/>| <text:s text:c="41"/>| <text:s text:c="40"/>| <text:s text:c="42"/>|</text:p>
      <text:p text:style-name="P1"><text:s text:c="49"/>v <text:s text:c="40"/>v <text:s text:c="39"/>v <text:s text:c="41"/>v</text:p>
      <text:p text:style-name="P1"><text:s text:c="40"/>+----------------+ <text:s text:c="16"/>+----------------+ <text:s text:c="14"/>+----------------+ <text:s text:c="19"/>+----------------+</text:p>
      <text:p text:style-name="P1"><text:s text:c="39"/>| <text:s text:c="2"/>Redux Store <text:s/>| <text:s text:c="16"/>| <text:s/>Backend API <text:s text:c="2"/>| <text:s text:c="14"/>| <text:s/>Fetch Data <text:s text:c="3"/>| <text:s text:c="19"/>| <text:s/>Data Access <text:s/><text:span text:style-name="T4">|</text:span> </text:p>
      <text:p text:style-name="P1"><text:s text:c="39"/><text:span text:style-name="T4">| <text:s text:c="24"/>| <text:s text:c="16"/>| <text:s text:c="25"/>| <text:s text:c="14"/>| <text:s text:c="22"/>| <text:s text:c="19"/>| (Mongo DB) <text:s text:c="2"/>|</text:span></text:p>
      <text:p text:style-name="P1"><text:s text:c="40"/>+----------------+ <text:s text:c="16"/>+----------------+ <text:s text:c="15"/>+----------------+ <text:s text:c="19"/>+----------------+</text:p>
      <text:p text:style-name="P1"><text:s text:c="50"/>| <text:s text:c="41"/>| <text:s text:c="42"/>| <text:s text:c="42"/>|</text:p>
      <text:p text:style-name="P1"><text:s text:c="49"/>v <text:s text:c="40"/>v <text:s text:c="41"/>v <text:s text:c="41"/>v</text:p>
      <text:p text:style-name="P1"><text:s text:c="39"/>+----------------+ <text:s text:c="18"/>+----------------+ <text:s text:c="16"/>+----------------+ <text:s text:c="18"/>+--------------------+</text:p>
      <text:p text:style-name="P3"><text:s text:c="38"/>| <text:s/>React Router <text:s/>| <text:s text:c="17"/>| Response Data <text:s/>| <text:s text:c="14"/>| Return Data <text:s text:c="3"/>| <text:s text:c="17"/>| MongoDB CRUD |</text:p>
      <text:p text:style-name="P1"><text:s text:c="38"/><text:span text:style-name="T3">| <text:s text:c="24"/>| <text:s text:c="17"/>| (HTTP 200 OK)| <text:s text:c="13"/>| <text:s text:c="24"/>| <text:s text:c="17"/>| Operations <text:s text:c="12"/>|</text:span></text:p>
      <text:p text:style-name="P1"><text:s text:c="39"/>+----------------+ <text:s text:c="19"/>+----------------+ <text:s text:c="15"/>+----------------+ <text:s text:c="18"/>+---------------------+</text:p>
      <text:p text:style-name="P1"><text:s text:c="49"/>| <text:s text:c="43"/>| <text:s text:c="42"/>| <text:s text:c="42"/>|</text:p>
      <text:p text:style-name="P1"><text:s text:c="48"/>v <text:s text:c="43"/>v <text:s text:c="40"/>v <text:s text:c="41"/>v</text:p>
      <text:p text:style-name="P1"><text:s text:c="39"/>+----------------+ <text:s text:c="18"/>+----------------+ <text:s text:c="16"/>+----------------+ <text:s text:c="19"/>+----------------+</text:p>
      <text:p text:style-name="P2"><text:s text:c="37"/>| <text:s/>Component UI <text:s/>| <text:s text:c="17"/>| HTTP Response <text:s/>| <text:s text:c="9"/>| Send Response <text:s/>| <text:s text:c="18"/>| <text:s/>Data Storage <text:s/>|</text:p>
      <text:p text:style-name="P2"><text:s text:c="37"/><text:span text:style-name="T2">| (update UI) <text:s text:c="6"/>| <text:s text:c="18"/>| (user data) <text:s text:c="10"/>| <text:s text:c="9"/>| <text:s/>(user data) <text:s text:c="8"/>| <text:s text:c="18"/>| (save/update) <text:s/>|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header-rows>
          <table:table-row table:style-name="Table1.1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G1" office:value-type="string">
              <text:p text:style-name="Table_20_Contents"/>
            </table:table-cell>
          </table:table-row>
        </table:table-header-rows>
      </table:table>
      <text:p text:style-name="P5"><text:s text:c="2"/></text:p>
      <text:p text:style-name="P5"/>
      <text:p text:style-name="P15"><text:span text:style-name="Strong_20_Emphasis"><text:span text:style-name="T7">User Action</text:span></text:span><text:span text:style-name="T7">:</text:span></text:p>
      <text:list xml:id="list1682300187" text:style-name="L2">
        <text:list-item>
          <text:p text:style-name="P17">The user interacts with the application (e.g., by clicking a "Login" button).</text:p>
        </text:list-item>
      </text:list>
      <text:p text:style-name="P16"><text:span text:style-name="Strong_20_Emphasis">React Component</text:span>:</text:p>
      <text:list xml:id="list4244294518" text:style-name="L4">
        <text:list-item>
          <text:p text:style-name="P6">The React component processes the interaction and prepares to make an API call using Axios.</text:p>
        </text:list-item>
      </text:list>
      <text:p text:style-name="Text_20_body"><text:span text:style-name="Strong_20_Emphasis">Axios Request</text:span>:</text:p>
      <text:list xml:id="list460781988" text:style-name="L6">
        <text:list-item>
          <text:p text:style-name="P7">Axios sends an HTTP POST request to the backend API endpoint <text:span text:style-name="Source_20_Text">/api/auth/login</text:span> with the user's credentials (username and password).</text:p>
        </text:list-item>
      </text:list>
      <text:p text:style-name="Text_20_body"><text:span text:style-name="Strong_20_Emphasis">Backend Controller</text:span>:</text:p>
      <text:list xml:id="list1983422037" text:style-name="L8">
        <text:list-item>
          <text:p text:style-name="P8">The backend controller receives the API request and passes the data to the service layer for processing.</text:p>
        </text:list-item>
      </text:list>
      <text:p text:style-name="Text_20_body"><text:span text:style-name="Strong_20_Emphasis">Service</text:span>:</text:p>
      <text:list xml:id="list1741875505" text:style-name="L10">
        <text:list-item>
          <text:p text:style-name="P9">The service layer validates the credentials and performs any necessary business logic.</text:p>
        </text:list-item>
      </text:list>
      <text:p text:style-name="Text_20_body"><text:span text:style-name="Strong_20_Emphasis">Repository</text:span>:</text:p>
      <text:list xml:id="list1841636867" text:style-name="L12">
        <text:list-item>
          <text:p text:style-name="P10">The service interacts with the repository layer to fetch or store user data in MongoDB.</text:p>
        </text:list-item>
      </text:list>
      <text:p text:style-name="Text_20_body"><text:span text:style-name="Strong_20_Emphasis">Service</text:span>:</text:p>
      <text:list xml:id="list4113075045" text:style-name="L14">
        <text:list-item>
          <text:p text:style-name="P11">After processing, the service layer returns the results to the controller.</text:p>
        </text:list-item>
      </text:list>
      <text:p text:style-name="Text_20_body"/>
      <text:p text:style-name="Text_20_body"><text:soft-page-break/><text:span text:style-name="Strong_20_Emphasis">Controller</text:span>:</text:p>
      <text:list xml:id="list498431894" text:style-name="L16">
        <text:list-item>
          <text:p text:style-name="P12">The controller prepares the HTTP response with the appropriate status and data, and sends it back to the frontend.</text:p>
        </text:list-item>
      </text:list>
      <text:p text:style-name="Text_20_body"><text:span text:style-name="Strong_20_Emphasis">Axios Response</text:span>:</text:p>
      <text:list xml:id="list533339476" text:style-name="L18">
        <text:list-item>
          <text:p text:style-name="P13">Axios receives the response from the backend and forwards it to the React component.</text:p>
        </text:list-item>
      </text:list>
      <text:p text:style-name="Text_20_body"><text:span text:style-name="Strong_20_Emphasis">Component</text:span>:</text:p>
      <text:list xml:id="list1544395513" text:style-name="L20">
        <text:list-item>
          <text:p text:style-name="P14">The React component updates the UI based on the response data, such as redirecting the user to their profile page if login is successful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106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9:46:42.495673494</meta:creation-date>
    <dc:date>2024-07-11T00:16:58.982941827</dc:date>
    <meta:editing-duration>PT4H17M53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2" meta:paragraph-count="49" meta:word-count="439" meta:character-count="5864" meta:non-whitespace-character-count="2195"/>
  </office:meta>
</office:document-meta>
</file>